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669b1" officeooo:paragraph-rsid="001669b1" style:font-size-asian="14pt" style:font-size-complex="16pt"/>
    </style:style>
    <style:style style:name="P2" style:family="paragraph" style:parent-style-name="Standard">
      <style:text-properties fo:font-size="16pt" officeooo:rsid="00178192" officeooo:paragraph-rsid="00178192" style:font-size-asian="14pt" style:font-size-complex="16pt"/>
    </style:style>
    <style:style style:name="P3" style:family="paragraph" style:parent-style-name="Standard">
      <style:text-properties fo:font-size="16pt" officeooo:rsid="0017f8ee" officeooo:paragraph-rsid="0017f8ee" style:font-size-asian="14pt" style:font-size-complex="16pt"/>
    </style:style>
    <style:style style:name="P4" style:family="paragraph" style:parent-style-name="Standard">
      <style:text-properties fo:font-size="16pt" officeooo:rsid="0019a132" officeooo:paragraph-rsid="0019a132" style:font-size-asian="14pt" style:font-size-complex="16pt"/>
    </style:style>
    <style:style style:name="P5" style:family="paragraph" style:parent-style-name="Standard">
      <style:text-properties fo:font-size="16pt" officeooo:rsid="001b670f" officeooo:paragraph-rsid="001b670f" style:font-size-asian="14pt" style:font-size-complex="16pt"/>
    </style:style>
    <style:style style:name="P6" style:family="paragraph" style:parent-style-name="Standard">
      <style:text-properties fo:font-size="16pt" officeooo:rsid="001b6eab" officeooo:paragraph-rsid="001b6eab" style:font-size-asian="14pt" style:font-size-complex="16pt"/>
    </style:style>
    <style:style style:name="P7" style:family="paragraph" style:parent-style-name="Standard">
      <style:text-properties fo:font-size="16pt" officeooo:rsid="001b670f" officeooo:paragraph-rsid="001b670f" style:font-size-asian="14pt" style:font-size-complex="16pt"/>
    </style:style>
    <style:style style:name="P8" style:family="paragraph" style:parent-style-name="Standard">
      <style:text-properties fo:font-size="16pt" officeooo:rsid="0020789a" officeooo:paragraph-rsid="0020789a" style:font-size-asian="14pt" style:font-size-complex="16pt"/>
    </style:style>
    <style:style style:name="P9" style:family="paragraph" style:parent-style-name="Standard">
      <style:text-properties fo:font-size="16pt" officeooo:rsid="0020900d" officeooo:paragraph-rsid="0020900d" style:font-size-asian="14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#include&lt;iostream&gt;</text:p>
      <text:p text:style-name="P1">using namespace std;</text:p>
      <text:p text:style-name="P1"/>
      <text:p text:style-name="P1">class Complex</text:p>
      <text:p text:style-name="P1">{</text:p>
      <text:p text:style-name="P1"><text:s text:c="2"/>private:</text:p>
      <text:p text:style-name="P1"><text:s text:c="4"/>int a,b;</text:p>
      <text:p text:style-name="P1"><text:s text:c="2"/>public:</text:p>
      <text:p text:style-name="P1"><text:s text:c="4"/>void setData(int x,int y)</text:p>
      <text:p text:style-name="P1"><text:s text:c="4"/>{</text:p>
      <text:p text:style-name="P1"><text:s text:c="6"/>a=x;</text:p>
      <text:p text:style-name="P1"><text:s text:c="6"/>b=y;</text:p>
      <text:p text:style-name="P1"><text:s text:c="4"/>}</text:p>
      <text:p text:style-name="P1"><text:s text:c="4"/>void showData()</text:p>
      <text:p text:style-name="P1"><text:s text:c="4"/>{</text:p>
      <text:p text:style-name="P1"><text:s text:c="6"/>cout&lt;&lt;"Real="&lt;&lt;a&lt;&lt;" <text:s/>"&lt;&lt;"Img="&lt;&lt;b&lt;&lt;"i"&lt;&lt;endl;</text:p>
      <text:p text:style-name="P1"><text:s text:c="4"/>}</text:p>
      <text:p text:style-name="P1"><text:s text:c="4"/>Complex add(Complex x)</text:p>
      <text:p text:style-name="P1"><text:s text:c="4"/>{</text:p>
      <text:p text:style-name="P1"><text:s text:c="6"/>Complex temp;</text:p>
      <text:p text:style-name="P1"><text:s text:c="6"/>temp.a=a+x.a;</text:p>
      <text:p text:style-name="P1"><text:s text:c="6"/>temp.b=b+x.b;</text:p>
      <text:p text:style-name="P1"><text:s text:c="6"/>return temp;</text:p>
      <text:p text:style-name="P1"><text:s text:c="4"/>}</text:p>
      <text:p text:style-name="P1">};</text:p>
      <text:p text:style-name="P1"/>
      <text:p text:style-name="P1">int main()</text:p>
      <text:p text:style-name="P1">{</text:p>
      <text:p text:style-name="P1"><text:s text:c="2"/>Complex c1,c2,sum;</text:p>
      <text:p text:style-name="P1"><text:s text:c="2"/>c1.setData(2,4);</text:p>
      <text:p text:style-name="P1"><text:s text:c="2"/>c2.setData(3,3);</text:p>
      <text:p text:style-name="P1"><text:s text:c="2"/>sum=c1.add(c2);</text:p>
      <text:p text:style-name="P1"><text:s text:c="2"/>sum.showData();</text:p>
      <text:p text:style-name="P1"><text:s text:c="2"/>return 0;</text:p>
      <text:p text:style-name="P1">}</text:p>
      <text:p text:style-name="P1"/>
      <text:p text:style-name="P1">2)#include&lt;iostream&gt;</text:p>
      <text:p text:style-name="P1">using namespace std;</text:p>
      <text:p text:style-name="P1">class Time</text:p>
      <text:p text:style-name="P1"><text:soft-page-break/>{</text:p>
      <text:p text:style-name="P1"><text:s text:c="2"/>private:</text:p>
      <text:p text:style-name="P1"><text:s text:c="4"/>int hr,min,sec;</text:p>
      <text:p text:style-name="P1"><text:s text:c="2"/>public:</text:p>
      <text:p text:style-name="P1"><text:s text:c="4"/>void setTime(int a,int b,int c)</text:p>
      <text:p text:style-name="P1"><text:s text:c="4"/>{</text:p>
      <text:p text:style-name="P1"><text:s text:c="6"/>hr=a;</text:p>
      <text:p text:style-name="P1"><text:s text:c="6"/>min=b;</text:p>
      <text:p text:style-name="P1"><text:s text:c="6"/>sec=c;</text:p>
      <text:p text:style-name="P1"><text:s text:c="4"/>}</text:p>
      <text:p text:style-name="P1"><text:s text:c="4"/>void showTime()</text:p>
      <text:p text:style-name="P1"><text:s text:c="4"/>{</text:p>
      <text:p text:style-name="P1"><text:s text:c="6"/>cout&lt;&lt;hr&lt;&lt;"Hours "&lt;&lt;min&lt;&lt;"Minutes "&lt;&lt;sec&lt;&lt;"Seconds"&lt;&lt;endl;</text:p>
      <text:p text:style-name="P1"><text:s text:c="4"/>}</text:p>
      <text:p text:style-name="P1"><text:s text:c="4"/>void normalize()</text:p>
      <text:p text:style-name="P1"><text:s text:c="4"/>{</text:p>
      <text:p text:style-name="P1"><text:s text:c="6"/>cout&lt;&lt;hr&lt;&lt;":"&lt;&lt;min&lt;&lt;":"&lt;&lt;sec&lt;&lt;endl;</text:p>
      <text:p text:style-name="P1"><text:s text:c="4"/>}</text:p>
      <text:p text:style-name="P1"><text:s text:c="4"/></text:p>
      <text:p text:style-name="P1"><text:s text:c="4"/>Time add(Time a)</text:p>
      <text:p text:style-name="P1"><text:s text:c="4"/>{</text:p>
      <text:p text:style-name="P1"><text:s text:c="6"/>int scar,mcar,rem;</text:p>
      <text:p text:style-name="P1"><text:s text:c="6"/>Time temp;</text:p>
      <text:p text:style-name="P1"><text:s text:c="6"/>temp.sec=sec+a.sec;</text:p>
      <text:p text:style-name="P1"><text:s text:c="6"/>if(temp.sec&gt;=60)</text:p>
      <text:p text:style-name="P1"><text:s text:c="6"/>{</text:p>
      <text:p text:style-name="P1"><text:s text:c="8"/>scar=temp.sec/60;</text:p>
      <text:p text:style-name="P1"><text:s text:c="8"/>rem=temp.sec%60;</text:p>
      <text:p text:style-name="P1"><text:s text:c="8"/>temp.sec=rem;</text:p>
      <text:p text:style-name="P1"><text:s text:c="6"/>}</text:p>
      <text:p text:style-name="P1"/>
      <text:p text:style-name="P1"><text:s text:c="6"/>temp.min=min+a.min+scar;</text:p>
      <text:p text:style-name="P1"><text:s text:c="6"/>if(temp.min&gt;=60)</text:p>
      <text:p text:style-name="P1"><text:s text:c="6"/>{</text:p>
      <text:p text:style-name="P1"><text:s text:c="8"/>mcar=temp.min/60;</text:p>
      <text:p text:style-name="P1"><text:s text:c="8"/>rem=temp.min%60;</text:p>
      <text:p text:style-name="P1"><text:s text:c="8"/>temp.min=rem;</text:p>
      <text:p text:style-name="P1"><text:s text:c="6"/>}</text:p>
      <text:p text:style-name="P1"/>
      <text:p text:style-name="P1"><text:soft-page-break/><text:s text:c="6"/>temp.hr=hr+a.hr+mcar;</text:p>
      <text:p text:style-name="P1"><text:s text:c="6"/>return temp;</text:p>
      <text:p text:style-name="P1"><text:s text:c="4"/>}</text:p>
      <text:p text:style-name="P1">};</text:p>
      <text:p text:style-name="P1"/>
      <text:p text:style-name="P1">int main()</text:p>
      <text:p text:style-name="P1">{</text:p>
      <text:p text:style-name="P1"><text:s text:c="2"/>Time t1,t2,sum;</text:p>
      <text:p text:style-name="P1"><text:s text:c="2"/>t1.setTime(5,45,46);</text:p>
      <text:p text:style-name="P1"><text:s text:c="2"/>t2.setTime(12,36,15);</text:p>
      <text:p text:style-name="P1"><text:s text:c="2"/>sum=t1.add(t2);</text:p>
      <text:p text:style-name="P1"><text:s text:c="2"/>sum.showTime();</text:p>
      <text:p text:style-name="P1"><text:s text:c="2"/>sum.normalize();</text:p>
      <text:p text:style-name="P1"><text:s text:c="2"/>return 0;</text:p>
      <text:p text:style-name="P1">}</text:p>
      <text:p text:style-name="P1"/>
      <text:p text:style-name="P2">3)#include&lt;iostream&gt;</text:p>
      <text:p text:style-name="P2">using namespace std;</text:p>
      <text:p text:style-name="P2">class Cube</text:p>
      <text:p text:style-name="P2">{</text:p>
      <text:p text:style-name="P2"><text:s text:c="2"/>private:</text:p>
      <text:p text:style-name="P2"><text:s text:c="4"/>float side;</text:p>
      <text:p text:style-name="P2"><text:s text:c="2"/>public:</text:p>
      <text:p text:style-name="P2"><text:s text:c="4"/>Cube(float c)</text:p>
      <text:p text:style-name="P2"><text:s text:c="4"/>{</text:p>
      <text:p text:style-name="P2"><text:s text:c="6"/>side=c;</text:p>
      <text:p text:style-name="P2"><text:s text:c="4"/>}</text:p>
      <text:p text:style-name="P2"><text:s text:c="4"/>void volume()</text:p>
      <text:p text:style-name="P2"><text:s text:c="4"/>{</text:p>
      <text:p text:style-name="P2"><text:s text:c="6"/>float vol;</text:p>
      <text:p text:style-name="P2"><text:s text:c="6"/>vol=side*side*side;</text:p>
      <text:p text:style-name="P2"><text:s text:c="6"/>cout&lt;&lt;"Volume of the cube is "&lt;&lt;vol&lt;&lt;" units."&lt;&lt;endl;</text:p>
      <text:p text:style-name="P2"><text:s text:c="4"/>}</text:p>
      <text:p text:style-name="P2">};</text:p>
      <text:p text:style-name="P2"/>
      <text:p text:style-name="P2">int main()</text:p>
      <text:p text:style-name="P2">{</text:p>
      <text:p text:style-name="P2"><text:s text:c="2"/>Cube c1(9.0),c2(2.45);</text:p>
      <text:p text:style-name="P2"><text:s text:c="2"/>c1.volume();</text:p>
      <text:p text:style-name="P2"><text:soft-page-break/><text:s text:c="2"/>c2.volume();</text:p>
      <text:p text:style-name="P2"><text:s text:c="2"/>return 0;</text:p>
      <text:p text:style-name="P2">}</text:p>
      <text:p text:style-name="P2"/>
      <text:p text:style-name="P3">4)#include&lt;iostream&gt;</text:p>
      <text:p text:style-name="P3">using namespace std;</text:p>
      <text:p text:style-name="P3">class Counter</text:p>
      <text:p text:style-name="P3">{</text:p>
      <text:p text:style-name="P3"><text:s text:c="2"/>private:</text:p>
      <text:p text:style-name="P3"><text:s text:c="4"/>int num;</text:p>
      <text:p text:style-name="P3"><text:s text:c="2"/>public:</text:p>
      <text:p text:style-name="P3"><text:s text:c="4"/>Counter(int a)</text:p>
      <text:p text:style-name="P3"><text:s text:c="4"/>{</text:p>
      <text:p text:style-name="P3"><text:s text:c="6"/>num=a;</text:p>
      <text:p text:style-name="P3"><text:s text:c="6"/>cout&lt;&lt;num&lt;&lt;endl;</text:p>
      <text:p text:style-name="P3"><text:s text:c="4"/>}</text:p>
      <text:p text:style-name="P3">};</text:p>
      <text:p text:style-name="P3"/>
      <text:p text:style-name="P3">int main()</text:p>
      <text:p text:style-name="P3">{</text:p>
      <text:p text:style-name="P3"><text:s text:c="2"/>Counter c1(2),c2(78);</text:p>
      <text:p text:style-name="P3"><text:s text:c="2"/>return 0;</text:p>
      <text:p text:style-name="P3">}</text:p>
      <text:p text:style-name="P3"/>
      <text:p text:style-name="P3">5)#include&lt;iostream&gt;</text:p>
      <text:p text:style-name="P3">using namespace std;</text:p>
      <text:p text:style-name="P3">class Date</text:p>
      <text:p text:style-name="P3">{</text:p>
      <text:p text:style-name="P3"><text:s text:c="2"/>private:</text:p>
      <text:p text:style-name="P3"><text:s text:c="4"/>int date,month,year;</text:p>
      <text:p text:style-name="P3"><text:s text:c="2"/>public:</text:p>
      <text:p text:style-name="P3"><text:s text:c="4"/>Date(int a,int b,int c)</text:p>
      <text:p text:style-name="P3"><text:s text:c="4"/>{</text:p>
      <text:p text:style-name="P3"><text:s text:c="6"/>date=a;</text:p>
      <text:p text:style-name="P3"><text:s text:c="6"/>month=b;</text:p>
      <text:p text:style-name="P3"><text:s text:c="6"/>year=c;</text:p>
      <text:p text:style-name="P3"><text:s text:c="4"/>}</text:p>
      <text:p text:style-name="P3"><text:s text:c="4"/>void showDate()</text:p>
      <text:p text:style-name="P3"><text:s text:c="4"/>{</text:p>
      <text:p text:style-name="P3"><text:soft-page-break/><text:s text:c="6"/>cout&lt;&lt;date&lt;&lt;"/"&lt;&lt;month&lt;&lt;"/"&lt;&lt;year&lt;&lt;endl;</text:p>
      <text:p text:style-name="P3"><text:s text:c="4"/>}</text:p>
      <text:p text:style-name="P3">};</text:p>
      <text:p text:style-name="P3"/>
      <text:p text:style-name="P3">int main()</text:p>
      <text:p text:style-name="P3">{</text:p>
      <text:p text:style-name="P3"><text:s text:c="2"/>Date d1(22,3,23),d2(6,9,23);</text:p>
      <text:p text:style-name="P3"><text:s text:c="2"/>d1.showDate();</text:p>
      <text:p text:style-name="P3"><text:s text:c="2"/>d2.showDate();</text:p>
      <text:p text:style-name="P3"><text:s text:c="2"/>return 0;</text:p>
      <text:p text:style-name="P3">}</text:p>
      <text:p text:style-name="P3"/>
      <text:p text:style-name="P4">6)#include&lt;iostream&gt;</text:p>
      <text:p text:style-name="P4">using namespace std;</text:p>
      <text:p text:style-name="P4">class Student</text:p>
      <text:p text:style-name="P4">{</text:p>
      <text:p text:style-name="P4"><text:s text:c="2"/>private:</text:p>
      <text:p text:style-name="P4"><text:s text:c="4"/>char name[10];</text:p>
      <text:p text:style-name="P4"><text:s text:c="4"/>int rollno,sem,marks;</text:p>
      <text:p text:style-name="P4"><text:s text:c="2"/>public:</text:p>
      <text:p text:style-name="P4"><text:s text:c="4"/>Student()</text:p>
      <text:p text:style-name="P4"><text:s text:c="4"/>{</text:p>
      <text:p text:style-name="P4"><text:s text:c="6"/>cout&lt;&lt;"Enter your Name :-";</text:p>
      <text:p text:style-name="P4"><text:s text:c="6"/>cin&gt;&gt;name;</text:p>
      <text:p text:style-name="P4"><text:s text:c="6"/>cout&lt;&lt;"Enter your RollNo :-";</text:p>
      <text:p text:style-name="P4"><text:s text:c="6"/>cin&gt;&gt;rollno;</text:p>
      <text:p text:style-name="P4"><text:s text:c="6"/>cout&lt;&lt;"Enter your Semester :-";</text:p>
      <text:p text:style-name="P4"><text:s text:c="6"/>cin&gt;&gt;sem;</text:p>
      <text:p text:style-name="P4"><text:s text:c="6"/>cout&lt;&lt;"Enter your Marks :-";</text:p>
      <text:p text:style-name="P4"><text:s text:c="6"/>cin&gt;&gt;marks;</text:p>
      <text:p text:style-name="P4"><text:s text:c="6"/>cout&lt;&lt;endl;</text:p>
      <text:p text:style-name="P4"><text:s text:c="4"/>}</text:p>
      <text:p text:style-name="P4"><text:s text:c="4"/>void display()</text:p>
      <text:p text:style-name="P4"><text:s text:c="4"/>{</text:p>
      <text:p text:style-name="P4"><text:s text:c="6"/>cout&lt;&lt;endl;</text:p>
      <text:p text:style-name="P4"><text:s text:c="6"/>cout&lt;&lt;"Name-&gt;"&lt;&lt;name&lt;&lt;endl;</text:p>
      <text:p text:style-name="P4"><text:s text:c="6"/>cout&lt;&lt;"Rollno-&gt;"&lt;&lt;rollno&lt;&lt;" <text:s/>"&lt;&lt;"Semester-&gt;"&lt;&lt;sem&lt;&lt;endl;</text:p>
      <text:p text:style-name="P4"><text:s text:c="6"/>cout&lt;&lt;"Marks-&gt;"&lt;&lt;marks&lt;&lt;endl;</text:p>
      <text:p text:style-name="P4"><text:s text:c="4"/>}</text:p>
      <text:p text:style-name="P4"><text:soft-page-break/>};</text:p>
      <text:p text:style-name="P4"/>
      <text:p text:style-name="P4"/>
      <text:p text:style-name="P4">int main()</text:p>
      <text:p text:style-name="P4">{</text:p>
      <text:p text:style-name="P4"><text:s text:c="2"/>Student s1,s2;</text:p>
      <text:p text:style-name="P4"><text:s text:c="2"/>s1.display();</text:p>
      <text:p text:style-name="P4"><text:s text:c="2"/>s2.display();</text:p>
      <text:p text:style-name="P4"><text:s text:c="2"/>return 0;</text:p>
      <text:p text:style-name="P4">}</text:p>
      <text:p text:style-name="P4"/>
      <text:p text:style-name="P5">7)#include&lt;iostream&gt;</text:p>
      <text:p text:style-name="P5">using namespace std;</text:p>
      <text:p text:style-name="P5">class Box</text:p>
      <text:p text:style-name="P5">{</text:p>
      <text:p text:style-name="P5"><text:s text:c="2"/>private:</text:p>
      <text:p text:style-name="P5"><text:s text:c="4"/>int len,br,he;</text:p>
      <text:p text:style-name="P5"><text:s text:c="2"/>public:</text:p>
      <text:p text:style-name="P5"><text:s text:c="4"/>Box()</text:p>
      <text:p text:style-name="P5"><text:s text:c="4"/>{</text:p>
      <text:p text:style-name="P5"><text:s text:c="6"/>cout&lt;&lt;"Enter Length :-";</text:p>
      <text:p text:style-name="P5"><text:s text:c="6"/>cin&gt;&gt;len;</text:p>
      <text:p text:style-name="P5"><text:s text:c="6"/>cout&lt;&lt;"Enter Breadth :-";</text:p>
      <text:p text:style-name="P5"><text:s text:c="6"/>cin&gt;&gt;br;</text:p>
      <text:p text:style-name="P5"><text:s text:c="6"/>cout&lt;&lt;"Enter Height:-";</text:p>
      <text:p text:style-name="P5"><text:s text:c="6"/>cin&gt;&gt;he;</text:p>
      <text:p text:style-name="P5"><text:s text:c="6"/>cout&lt;&lt;endl;</text:p>
      <text:p text:style-name="P5"><text:s text:c="4"/>}</text:p>
      <text:p text:style-name="P5"><text:s text:c="4"/>void volume()</text:p>
      <text:p text:style-name="P5"><text:s text:c="4"/>{</text:p>
      <text:p text:style-name="P5"><text:s text:c="6"/>int vol;</text:p>
      <text:p text:style-name="P5"><text:s text:c="6"/>vol=len*br*he;</text:p>
      <text:p text:style-name="P5"><text:s text:c="6"/>cout&lt;&lt;"The volume is "&lt;&lt;vol&lt;&lt;" units."&lt;&lt;endl;</text:p>
      <text:p text:style-name="P5"><text:s text:c="4"/>}</text:p>
      <text:p text:style-name="P5">};</text:p>
      <text:p text:style-name="P5"/>
      <text:p text:style-name="P5">int main()</text:p>
      <text:p text:style-name="P5">{</text:p>
      <text:p text:style-name="P5"><text:s text:c="2"/>Box b1,b2;</text:p>
      <text:p text:style-name="P5"><text:soft-page-break/><text:s text:c="2"/>b1.volume();</text:p>
      <text:p text:style-name="P5"><text:s text:c="2"/>b2.volume();</text:p>
      <text:p text:style-name="P5"><text:s text:c="2"/>return 0;</text:p>
      <text:p text:style-name="P5">}</text:p>
      <text:p text:style-name="P5"/>
      <text:p text:style-name="P8">8)#include&lt;iostream&gt;</text:p>
      <text:p text:style-name="P8">using namespace std;</text:p>
      <text:p text:style-name="P8">class Bank</text:p>
      <text:p text:style-name="P8">{</text:p>
      <text:p text:style-name="P8"><text:s text:c="2"/>private:</text:p>
      <text:p text:style-name="P8"><text:s text:c="4"/>int prin;</text:p>
      <text:p text:style-name="P8"><text:s text:c="4"/>float year,rate=5;</text:p>
      <text:p text:style-name="P8"><text:s text:c="2"/>public:</text:p>
      <text:p text:style-name="P8"><text:s text:c="4"/>Bank()</text:p>
      <text:p text:style-name="P8"><text:s text:c="4"/>{</text:p>
      <text:p text:style-name="P8"><text:s text:c="6"/>cout&lt;&lt;"Enter principal amount :- ";</text:p>
      <text:p text:style-name="P8"><text:s text:c="6"/>cin&gt;&gt;prin;</text:p>
      <text:p text:style-name="P8"><text:s text:c="6"/>cout&lt;&lt;"Enter number of years :- ";</text:p>
      <text:p text:style-name="P8"><text:s text:c="6"/>cin&gt;&gt;year;</text:p>
      <text:p text:style-name="P8"><text:s text:c="4"/>}</text:p>
      <text:p text:style-name="P8"><text:s text:c="4"/>void SI()</text:p>
      <text:p text:style-name="P8"><text:s text:c="4"/>{</text:p>
      <text:p text:style-name="P8"><text:s text:c="6"/>cout&lt;&lt;"Simple Interest is Rs."&lt;&lt;(prin*rate*year*0.01)&lt;&lt;endl;</text:p>
      <text:p text:style-name="P8"><text:s text:c="4"/>}</text:p>
      <text:p text:style-name="P8">};</text:p>
      <text:p text:style-name="P8"/>
      <text:p text:style-name="P8">int main()</text:p>
      <text:p text:style-name="P8">{</text:p>
      <text:p text:style-name="P8"><text:s text:c="2"/>Bank b1,b2;</text:p>
      <text:p text:style-name="P8"><text:s text:c="2"/>b1.SI();</text:p>
      <text:p text:style-name="P8"><text:s text:c="2"/>b2.SI();</text:p>
      <text:p text:style-name="P8"><text:s text:c="2"/>return 0;</text:p>
      <text:p text:style-name="P8">}</text:p>
      <text:p text:style-name="P8"/>
      <text:p text:style-name="P9">9)#include&lt;iostream&gt;</text:p>
      <text:p text:style-name="P9">using namespace std;</text:p>
      <text:p text:style-name="P9">class Bill</text:p>
      <text:p text:style-name="P9">{</text:p>
      <text:p text:style-name="P9"><text:s text:c="2"/>private:</text:p>
      <text:p text:style-name="P9"><text:soft-page-break/><text:s text:c="4"/>char name[10];</text:p>
      <text:p text:style-name="P9"><text:s text:c="4"/>int units;</text:p>
      <text:p text:style-name="P9"><text:s text:c="2"/>public:</text:p>
      <text:p text:style-name="P9"><text:s text:c="4"/>void get()</text:p>
      <text:p text:style-name="P9"><text:s text:c="4"/>{</text:p>
      <text:p text:style-name="P9"><text:s text:c="6"/>cout&lt;&lt;"Enter your name :- ";</text:p>
      <text:p text:style-name="P9"><text:s text:c="6"/>cin&gt;&gt;name;</text:p>
      <text:p text:style-name="P9"><text:s text:c="6"/>cout&lt;&lt;"Enter units consumed :- ";</text:p>
      <text:p text:style-name="P9"><text:s text:c="6"/>cin&gt;&gt;units;</text:p>
      <text:p text:style-name="P9"><text:s text:c="4"/>}</text:p>
      <text:p text:style-name="P9"><text:s text:c="4"/>void calculate()</text:p>
      <text:p text:style-name="P9"><text:s text:c="4"/>{</text:p>
      <text:p text:style-name="P9"><text:s text:c="6"/>float totalbill;</text:p>
      <text:p text:style-name="P9"><text:s text:c="6"/>if(units&lt;100)</text:p>
      <text:p text:style-name="P9"><text:s text:c="6"/>{</text:p>
      <text:p text:style-name="P9"><text:s text:c="8"/>totalbill=units*1.20;</text:p>
      <text:p text:style-name="P9"><text:s text:c="6"/>}</text:p>
      <text:p text:style-name="P9"><text:s text:c="6"/>else if(units&lt;=200)</text:p>
      <text:p text:style-name="P9"><text:s text:c="6"/>{</text:p>
      <text:p text:style-name="P9"><text:s text:c="8"/>totalbill=(100*1.20) + (units-100)*2;</text:p>
      <text:p text:style-name="P9"><text:s text:c="6"/>}</text:p>
      <text:p text:style-name="P9"><text:s text:c="6"/>else</text:p>
      <text:p text:style-name="P9"><text:s text:c="6"/>{</text:p>
      <text:p text:style-name="P9"><text:s text:c="8"/>totalbill=(100*1.20) + (100*2) + (units-200)*3;</text:p>
      <text:p text:style-name="P9"><text:s text:c="6"/>}</text:p>
      <text:p text:style-name="P9"/>
      <text:p text:style-name="P9"><text:s text:c="6"/>cout&lt;&lt;"The total bill is Rs."&lt;&lt;totalbill&lt;&lt;endl;</text:p>
      <text:p text:style-name="P9"><text:s text:c="4"/>}</text:p>
      <text:p text:style-name="P9">};</text:p>
      <text:p text:style-name="P9"/>
      <text:p text:style-name="P9">int main()</text:p>
      <text:p text:style-name="P9">{</text:p>
      <text:p text:style-name="P9"><text:s text:c="2"/>Bill b1;</text:p>
      <text:p text:style-name="P9"><text:s text:c="2"/>b1.get();</text:p>
      <text:p text:style-name="P9"><text:s text:c="2"/>b1.calculate();</text:p>
      <text:p text:style-name="P9"><text:s text:c="2"/>return 0;</text:p>
      <text:p text:style-name="P9">}</text:p>
      <text:p text:style-name="P9"/>
      <text:p text:style-name="P5"/>
      <text:p text:style-name="P6"><text:soft-page-break/>10)#include&lt;iostream&gt;</text:p>
      <text:p text:style-name="P6">using namespace std;</text:p>
      <text:p text:style-name="P6">class StaticCount</text:p>
      <text:p text:style-name="P6">{</text:p>
      <text:p text:style-name="P6"><text:s text:c="2"/>public:</text:p>
      <text:p text:style-name="P6"><text:s text:c="4"/>static int k;</text:p>
      <text:p text:style-name="P6"><text:s text:c="4"/>static void display()</text:p>
      <text:p text:style-name="P6"><text:s text:c="4"/>{</text:p>
      <text:p text:style-name="P6"><text:s text:c="6"/>cout&lt;&lt;k&lt;&lt;endl;</text:p>
      <text:p text:style-name="P6"><text:s text:c="6"/>k++;</text:p>
      <text:p text:style-name="P6"><text:s text:c="4"/>}</text:p>
      <text:p text:style-name="P6">};</text:p>
      <text:p text:style-name="P6"/>
      <text:p text:style-name="P6">int StaticCount::k;</text:p>
      <text:p text:style-name="P6"/>
      <text:p text:style-name="P6">int main()</text:p>
      <text:p text:style-name="P6">{</text:p>
      <text:p text:style-name="P6"><text:s text:c="2"/>StaticCount s1;</text:p>
      <text:p text:style-name="P6"><text:s text:c="2"/>s1.display();</text:p>
      <text:p text:style-name="P6"><text:s text:c="2"/>s1.display();</text:p>
      <text:p text:style-name="P6"><text:s text:c="2"/>s1.display();</text:p>
      <text:p text:style-name="P6"><text:s text:c="2"/>return 0; <text:s/></text:p>
      <text:p text:style-name="P6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07:25:37.744038295</meta:creation-date>
    <dc:date>2023-03-23T12:54:03.131241922</dc:date>
    <meta:editing-duration>PT31M5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9" meta:paragraph-count="309" meta:word-count="481" meta:character-count="4473" meta:non-whitespace-character-count="3316"/>
  </office:meta>
</office:document-meta>
</file>